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NumberEditor.MyNumber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Bean.setValue( Integ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nfoTests.testComplex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alueBeanBeanInfo.getPropertyDescript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yNumberEditor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Bea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NumberEditor.MyNumberEditor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